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_5f_-title">
      <style:graphic-properties fo:min-height="1.328cm"/>
      <style:paragraph-properties style:writing-mode="lr-tb"/>
    </style:style>
    <style:style style:name="pr6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_5f_-outline1">
      <style:graphic-properties fo:min-height="10.001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254cm"/>
      <style:text-properties fo:font-size="40pt" style:font-size-asian="40pt" style:font-size-complex="40pt" fo:hyphenate="false" loext:hyphenation-no-caps="false"/>
    </style:style>
    <style:style style:name="P4" style:family="paragraph">
      <loext:graphic-properties draw:fill="none" draw:fill-color="#ffffff"/>
      <style:paragraph-properties fo:margin-top="0cm" fo:margin-bottom="0.254cm"/>
      <style:text-properties fo:font-size="40pt" style:font-size-asian="40pt" style:font-size-complex="40pt" fo:hyphenate="false" loext:hyphenation-no-caps="false"/>
    </style:style>
    <style:style style:name="P5" style:family="paragraph">
      <style:text-properties fo:font-size="27pt" style:font-size-asian="27pt" style:font-size-complex="27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A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7.94cm" svg:height="3cm" svg:x="0cm" svg:y="4.5cm" presentation:class="title" presentation:user-transformed="true">
          <draw:text-box>
            <text:p text:style-name="P1">Ranking Tasks: Impulse and Momentu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499cm" presentation:class="title" presentation:user-transformed="true">
          <draw:text-box>
            <text:p text:style-name="P1"><text:span text:style-name="T1">Rank the momentum of each object from Least to Greatest.</text:span></text:p>
          </draw:text-box>
        </draw:frame>
        <draw:frame draw:style-name="gr2" draw:text-style-name="P4" draw:layer="layout" svg:width="23.495cm" svg:height="7.313cm" svg:x="2.54cm" svg:y="2.54cm">
          <draw:text-box>
            <text:list text:style-name="L2">
              <text:list-item>
                <text:p text:style-name="P3"><text:span text:style-name="T2"><text:s/></text:span><text:span text:style-name="T2">A 100 kg box at rest</text:span></text:p>
              </text:list-item>
              <text:list-item>
                <text:p text:style-name="P3"><text:span text:style-name="T2"><text:s/></text:span><text:span text:style-name="T2">A 100 kg man running at 7 m/s.</text:span></text:p>
              </text:list-item>
              <text:list-item>
                <text:p text:style-name="P3"><text:span text:style-name="T2"><text:s/></text:span><text:span text:style-name="T2">A 50 kg dog running at 14 m/s</text:span></text:p>
              </text:list-item>
              <text:list-item>
                <text:p text:style-name="P3"><text:span text:style-name="T2"><text:s/></text:span><text:span text:style-name="T2">A 5 kg cat running at 10 m/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 text:style-name="P1"><text:span text:style-name="T1">Rank the impulse of each object from Least to Greatest.</text:span></text:p>
          </draw:text-box>
        </draw:frame>
        <draw:frame draw:style-name="gr3" draw:text-style-name="P4" draw:layer="layout" svg:width="23.495cm" svg:height="7.313cm" svg:x="2.54cm" svg:y="2.54cm">
          <draw:text-box>
            <text:list text:style-name="L2">
              <text:list-item>
                <text:p text:style-name="P3"><text:span text:style-name="T2"><text:s/></text:span><text:span text:style-name="T2">4N acts for 10s.</text:span></text:p>
              </text:list-item>
              <text:list-item>
                <text:p text:style-name="P3"><text:span text:style-name="T2"><text:s/></text:span><text:span text:style-name="T2">10 N acts for 4s.</text:span></text:p>
              </text:list-item>
              <text:list-item>
                <text:p text:style-name="P3"><text:span text:style-name="T2"><text:s/></text:span><text:span text:style-name="T2">1 N acts for 40s.</text:span></text:p>
              </text:list-item>
              <text:list-item>
                <text:p text:style-name="P3"><text:span text:style-name="T2"><text:s/></text:span><text:span text:style-name="T2">80N acts for 0.5s. 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Rank the FINAL MOMENTUM of each object.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5"><text:span text:style-name="T1"><text:s/></text:span><text:span text:style-name="T1">A 5 kg object travels at 3 m/s. <text:s/>No forces act on it.</text:span></text:p>
              </text:list-item>
              <text:list-item>
                <text:p text:style-name="P5"><text:span text:style-name="T1"><text:s/></text:span><text:span text:style-name="T1">A 10 kg object travels at 3 m/s. <text:s/>A force of -2N acts for 3s. </text:span></text:p>
              </text:list-item>
              <text:list-item>
                <text:p text:style-name="P5"><text:span text:style-name="T1"><text:s/></text:span><text:span text:style-name="T1">A 20 kg object travels at 5 m/s. <text:s/>A force of 10 N acts for 2s.</text:span></text:p>
              </text:list-item>
              <text:list-item>
                <text:p text:style-name="P5"><text:span text:style-name="T1"><text:s/></text:span><text:span text:style-name="T1">A 30 kg object travels at -4 m/s. <text:s/>A force of 20N acts for 6s.</text:span></text:p>
              </text:list-item>
              <text:list-item>
                <text:p text:style-name="P5"><text:span text:style-name="T1"><text:s/></text:span><text:span text:style-name="T1">A 40 kg object is at rest. <text:s/>A force of 4N acts on it for 10s.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5" draw:layer="layout" svg:width="26cm" svg:height="1.889cm" svg:x="1cm" svg:y="0.219cm" presentation:class="title" presentation:user-transformed="true">
          <draw:text-box>
            <text:p text:style-name="P7"><text:span text:style-name="T3">An object starts at rest, and experiences forces as shown in the graph. <text:s/>Rank the final momentum of the object for each force.</text:span></text:p>
          </draw:text-box>
        </draw:frame>
        <draw:frame draw:style-name="gr4" draw:text-style-name="P8" draw:layer="layout" svg:width="20.955cm" svg:height="11.787cm" svg:x="3.81cm" svg:y="2.8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21T12:24:14.862913960</meta:creation-date>
    <meta:editing-duration>PT3H4M</meta:editing-duration>
    <meta:editing-cycles>58</meta:editing-cycles>
    <meta:generator>LibreOffice/7.0.6.2$Linux_X86_64 LibreOffice_project/00$Build-2</meta:generator>
    <dc:title>Blue Curve</dc:title>
    <dc:date>2024-01-24T08:16:24.204457795</dc:date>
    <meta:document-statistic meta:object-count="6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56cm" svg:height="11.788cm" xlink:href="." xlink:type="simple" chart:class="chart:scatter" chart:style-name="ch1">
        <chart:title svg:x="8.966cm" svg:y="0.371cm" chart:style-name="ch2">
          <text:p>Force vs Time</text:p>
        </chart:title>
        <chart:plot-area chart:style-name="ch3" chart:data-source-has-labels="both" svg:x="1.43cm" svg:y="1.385cm" svg:width="19.107cm" svg:height="9.187cm">
          <chart:coordinate-region svg:x="2.051cm" svg:y="1.584cm" svg:width="18.299cm" svg:height="8.341cm"/>
          <chart:axis chart:dimension="x" chart:name="primary-x" chart:style-name="ch4" chartooo:axis-type="auto">
            <chart:title svg:x="10.344cm" svg:y="10.807cm" chart:style-name="ch5">
              <text:p>Time (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6.71cm" chart:style-name="ch7">
              <text:p>Force (N)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series chart:style-name="ch12" chart:values-cell-range-address="local-table.$F$2:.$F$12" chart:label-cell-address="local-table.$F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Force (N)</text:p>
              </table:table-cell>
              <table:table-cell office:value-type="string">
                <text:p>Force (N)</text:p>
              </table:table-cell>
              <table:table-cell office:value-type="string">
                <text:p>Force (N)</text:p>
              </table:table-cell>
              <table:table-cell office:value-type="string">
                <text:p>Force (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